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2" style:family="paragraph" style:parent-style-name="Text_20_body">
      <style:paragraph-properties fo:margin-top="0.101cm" fo:margin-bottom="0.199cm" loext:contextual-spacing="false" fo:line-height="100%"/>
      <style:text-properties fo:font-size="10.5pt" officeooo:rsid="0015c7cf" officeooo:paragraph-rsid="00178372" style:font-size-asian="10.5pt" style:font-size-complex="10.5pt"/>
    </style:style>
    <style:style style:name="P3" style:family="paragraph" style:parent-style-name="Text_20_body">
      <style:paragraph-properties fo:margin-top="0.101cm" fo:margin-bottom="0.199cm" loext:contextual-spacing="false" fo:line-height="100%"/>
      <style:text-properties fo:font-size="10.5pt" officeooo:rsid="00171f16" officeooo:paragraph-rsid="00178372" style:font-size-asian="10.5pt" style:font-size-complex="10.5pt"/>
    </style:style>
    <style:style style:name="P4" style:family="paragraph" style:parent-style-name="Text_20_body">
      <style:paragraph-properties fo:margin-top="0.101cm" fo:margin-bottom="0.199cm" loext:contextual-spacing="false" fo:line-height="100%"/>
      <style:text-properties fo:font-size="10.5pt" officeooo:rsid="00190c89" officeooo:paragraph-rsid="00178372" style:font-size-asian="10.5pt" style:font-size-complex="10.5pt"/>
    </style:style>
    <style:style style:name="P5" style:family="paragraph" style:parent-style-name="Text_20_body">
      <style:paragraph-properties fo:margin-top="0.101cm" fo:margin-bottom="0.199cm" loext:contextual-spacing="false" fo:line-height="100%"/>
      <style:text-properties fo:font-size="10.5pt" officeooo:rsid="003ad1d8" officeooo:paragraph-rsid="00178372" style:font-size-asian="10.5pt" style:font-size-complex="10.5pt"/>
    </style:style>
    <style:style style:name="P6" style:family="paragraph" style:parent-style-name="Text_20_body">
      <style:paragraph-properties fo:margin-top="0.101cm" fo:margin-bottom="0.199cm" loext:contextual-spacing="false" fo:line-height="100%"/>
      <style:text-properties fo:font-size="10.5pt" officeooo:rsid="0051f78c" officeooo:paragraph-rsid="00178372" style:font-size-asian="10.5pt" style:font-size-complex="10.5pt"/>
    </style:style>
    <style:style style:name="P7" style:family="paragraph" style:parent-style-name="Text_20_body">
      <style:paragraph-properties fo:margin-top="0.101cm" fo:margin-bottom="0.199cm" loext:contextual-spacing="false" fo:line-height="100%"/>
      <style:text-properties fo:font-size="10.5pt" officeooo:rsid="00198cbd" officeooo:paragraph-rsid="00178372" style:font-size-asian="10.5pt" style:font-size-complex="10.5pt"/>
    </style:style>
    <style:style style:name="P8" style:family="paragraph" style:parent-style-name="Text_20_body">
      <style:paragraph-properties fo:margin-top="0.101cm" fo:margin-bottom="0.199cm" loext:contextual-spacing="false" fo:line-height="100%"/>
      <style:text-properties fo:font-size="10.5pt" officeooo:rsid="0018e359" officeooo:paragraph-rsid="00178372" style:font-size-asian="10.5pt" style:font-size-complex="10.5pt"/>
    </style:style>
    <style:style style:name="P9" style:family="paragraph" style:parent-style-name="Text_20_body">
      <style:paragraph-properties fo:margin-top="0.101cm" fo:margin-bottom="0.199cm" loext:contextual-spacing="false" fo:line-height="100%"/>
      <style:text-properties fo:font-size="10.5pt" officeooo:rsid="001c288c" officeooo:paragraph-rsid="00178372" style:font-size-asian="10.5pt" style:font-size-complex="10.5pt"/>
    </style:style>
    <style:style style:name="P10" style:family="paragraph" style:parent-style-name="Text_20_body">
      <style:paragraph-properties fo:margin-top="0.101cm" fo:margin-bottom="0.199cm" loext:contextual-spacing="false" fo:line-height="100%"/>
      <style:text-properties fo:font-size="10.5pt" officeooo:rsid="0021c1ca" officeooo:paragraph-rsid="00178372" style:font-size-asian="10.5pt" style:font-size-complex="10.5pt"/>
    </style:style>
    <style:style style:name="P11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2af41d" officeooo:paragraph-rsid="00178372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53b4f7" officeooo:paragraph-rsid="00178372" style:font-size-asian="10.5pt" style:font-weight-asian="normal" style:font-size-complex="10.5pt" style:font-weight-complex="normal"/>
    </style:style>
    <style:style style:name="P13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2fcd58" officeooo:paragraph-rsid="00178372" style:font-size-asian="10.5pt" style:font-weight-asian="normal" style:font-size-complex="10.5pt" style:font-weight-complex="normal"/>
    </style:style>
    <style:style style:name="P14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3e2b99" officeooo:paragraph-rsid="00178372" style:font-size-asian="10.5pt" style:font-weight-asian="normal" style:font-size-complex="10.5pt" style:font-weight-complex="normal"/>
    </style:style>
    <style:style style:name="P15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16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rsid="001469e9" officeooo:paragraph-rsid="00178372" style:font-size-asian="10.5pt" style:font-weight-asian="bold" style:font-size-complex="10.5pt" style:font-weight-complex="bold"/>
    </style:style>
    <style:style style:name="P17" style:family="paragraph" style:parent-style-name="Text_20_body">
      <style:paragraph-properties fo:margin-top="0.101cm" fo:margin-bottom="0.199cm" loext:contextual-spacing="false" fo:line-height="100%"/>
      <style:text-properties officeooo:paragraph-rsid="00178372"/>
    </style:style>
    <style:style style:name="P18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8e359" officeooo:paragraph-rsid="00178372" style:font-size-asian="10.5pt" style:font-size-complex="10.5pt"/>
    </style:style>
    <style:style style:name="P19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98cbd" officeooo:paragraph-rsid="00178372" style:font-size-asian="10.5pt" style:font-size-complex="10.5pt"/>
    </style:style>
    <style:style style:name="P20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2bb500" officeooo:paragraph-rsid="00178372" style:font-size-asian="10.5pt" style:font-size-complex="10.5pt"/>
    </style:style>
    <style:style style:name="P21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officeooo:paragraph-rsid="00178372" style:font-size-asian="10pt" style:font-size-complex="10pt"/>
    </style:style>
    <style:style style:name="P22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officeooo:rsid="002bb500" officeooo:paragraph-rsid="00178372" style:font-size-asian="10pt" style:font-size-complex="10pt"/>
    </style:style>
    <style:style style:name="P23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pt" fo:font-weight="normal" officeooo:rsid="002bb500" officeooo:paragraph-rsid="00178372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.101cm" fo:margin-bottom="0.199cm" loext:contextual-spacing="false" fo:line-height="100%"/>
      <style:text-properties fo:color="#000000" fo:font-weight="normal" officeooo:rsid="004521fe" officeooo:paragraph-rsid="00178372" style:font-weight-asian="normal" style:font-weight-complex="normal"/>
    </style:style>
    <style:style style:name="P25" style:family="paragraph" style:parent-style-name="Standard">
      <style:paragraph-properties fo:margin-top="0.101cm" fo:margin-bottom="0.199cm" loext:contextual-spacing="false" fo:line-height="100%"/>
      <style:text-properties fo:color="#000000" fo:font-weight="normal" officeooo:paragraph-rsid="00178372" style:font-weight-asian="normal" style:font-weight-complex="normal"/>
    </style:style>
    <style:style style:name="P26" style:family="paragraph" style:parent-style-name="Standard">
      <style:paragraph-properties fo:margin-top="0.101cm" fo:margin-bottom="0.199cm" loext:contextual-spacing="false" fo:line-height="100%"/>
      <style:text-properties fo:color="#000000" fo:font-size="10.5pt" fo:font-weight="normal" officeooo:paragraph-rsid="00178372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bold" officeooo:paragraph-rsid="00178372" style:font-size-asian="10pt" style:font-weight-asian="bold" style:font-size-complex="10.5pt" style:font-weight-complex="bold"/>
    </style:style>
    <style:style style:name="P28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normal" officeooo:rsid="0053b4f7" officeooo:paragraph-rsid="00178372" style:font-size-asian="10pt" style:font-weight-asian="normal" style:font-size-complex="10.5pt" style:font-weight-complex="normal"/>
    </style:style>
    <style:style style:name="P29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normal" officeooo:rsid="002af41d" officeooo:paragraph-rsid="00178372" style:font-size-asian="10pt" style:font-weight-asian="normal" style:font-size-complex="10.5pt" style:font-weight-complex="normal"/>
    </style:style>
    <style:style style:name="P30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normal" officeooo:paragraph-rsid="00178372" style:font-size-asian="10pt" style:font-weight-asian="normal" style:font-size-complex="10.5pt" style:font-weight-complex="normal"/>
    </style:style>
    <style:style style:name="P31" style:family="paragraph" style:parent-style-name="Standard">
      <style:paragraph-properties fo:margin-top="0.101cm" fo:margin-bottom="0.199cm" loext:contextual-spacing="false" fo:line-height="100%"/>
      <style:text-properties fo:font-size="10.5pt" fo:font-weight="normal" officeooo:rsid="002af41d" officeooo:paragraph-rsid="00178372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margin-top="0.101cm" fo:margin-bottom="0.199cm" loext:contextual-spacing="false" fo:line-height="100%"/>
      <style:text-properties officeooo:paragraph-rsid="00178372"/>
    </style:style>
    <style:style style:name="P33" style:family="paragraph" style:parent-style-name="Standard">
      <style:paragraph-properties fo:margin-top="0.101cm" fo:margin-bottom="0.199cm" loext:contextual-spacing="false" fo:line-height="100%"/>
      <style:text-properties fo:color="#7f0055" style:font-name="Consolas" fo:font-size="10pt" fo:font-weight="bold" officeooo:rsid="0039259a" officeooo:paragraph-rsid="00178372" style:font-size-asian="10pt" style:font-weight-asian="bold" style:font-size-complex="10.5pt" style:font-weight-complex="normal"/>
    </style:style>
    <style:style style:name="P34" style:family="paragraph" style:parent-style-name="Standard">
      <style:paragraph-properties fo:margin-top="0.101cm" fo:margin-bottom="0.199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Consolas" fo:font-size="10pt" fo:font-weight="normal" officeooo:paragraph-rsid="00178372" style:font-size-asian="10pt" style:font-weight-asian="normal" style:font-size-complex="10.5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fo:font-weight="normal" officeooo:paragraph-rsid="00178372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paragraph-rsid="00178372" style:font-weight-asian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paragraph-rsid="00178372" style:font-size-asian="10pt" style:font-weight-asian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3362"/>
    </style:style>
    <style:style style:name="P39" style:family="paragraph" style:parent-style-name="Standard" style:list-style-name="L4">
      <style:paragraph-properties fo:text-align="start" style:justify-single-word="false"/>
      <style:text-properties officeooo:paragraph-rsid="00193784"/>
    </style:style>
    <style:style style:name="P40" style:family="paragraph" style:parent-style-name="Standard" style:list-style-name="L4">
      <style:paragraph-properties fo:text-align="start" style:justify-single-word="false"/>
      <style:text-properties fo:color="#3f5fbf" style:font-name="Consolas" fo:font-size="10pt" officeooo:paragraph-rsid="00193784" style:font-size-asian="10pt"/>
    </style:style>
    <style:style style:name="P41" style:family="paragraph" style:parent-style-name="Standard" style:list-style-name="L4">
      <style:paragraph-properties fo:text-align="start" style:justify-single-word="false"/>
      <style:text-properties fo:color="#000000" style:font-name="Consolas" fo:font-size="10pt" officeooo:paragraph-rsid="00193784" style:font-size-asian="10pt"/>
    </style:style>
    <style:style style:name="P42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78372" style:font-size-asian="10pt"/>
    </style:style>
    <style:style style:name="P43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44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d3362" style:font-size-asian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paragraph-rsid="00178372" style:font-size-asian="10pt" style:font-weight-asian="normal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paragraph-rsid="00178372" style:font-weight-asian="normal" style:font-weight-complex="normal"/>
    </style:style>
    <style:style style:name="P47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color="#000000" officeooo:paragraph-rsid="00178372"/>
    </style:style>
    <style:style style:name="P48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officeooo:paragraph-rsid="00178372"/>
    </style:style>
    <style:style style:name="P49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</style:style>
    <style:style style:name="P50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officeooo:paragraph-rsid="001d3362"/>
    </style:style>
    <style:style style:name="P51" style:family="paragraph" style:parent-style-name="Standard" style:list-style-name="L3">
      <style:paragraph-properties fo:margin-top="0.101cm" fo:margin-bottom="0.199cm" loext:contextual-spacing="false" fo:line-height="100%"/>
      <style:text-properties fo:color="#000000" style:font-name="Consolas" fo:font-size="10pt" fo:font-weight="bold" officeooo:paragraph-rsid="00178372" style:font-size-asian="10pt" style:font-weight-asian="bold" style:font-size-complex="10.5pt" style:font-weight-complex="bold"/>
    </style:style>
    <style:style style:name="P52" style:family="paragraph" style:parent-style-name="Standard">
      <style:paragraph-properties fo:margin-top="0.101cm" fo:margin-bottom="0.199cm" loext:contextual-spacing="false" fo:line-height="100%"/>
      <style:text-properties fo:color="#000000" fo:font-size="10.5pt" fo:font-weight="normal" officeooo:paragraph-rsid="00178372" style:font-size-asian="10.5pt" style:font-weight-asian="normal" style:font-size-complex="10.5pt" style:font-weight-complex="normal"/>
    </style:style>
    <style:style style:name="P53" style:family="paragraph" style:parent-style-name="Standard">
      <style:paragraph-properties fo:margin-top="0.101cm" fo:margin-bottom="0.199cm" loext:contextual-spacing="false" fo:line-height="100%"/>
      <style:text-properties fo:color="#000000" fo:font-size="10.5pt" fo:font-weight="normal" officeooo:paragraph-rsid="0022e54c" style:font-size-asian="10.5pt" style:font-weight-asian="normal" style:font-size-complex="10.5pt" style:font-weight-complex="normal"/>
    </style:style>
    <style:style style:name="P54" style:family="paragraph" style:parent-style-name="Standard">
      <style:paragraph-properties fo:margin-top="0.101cm" fo:margin-bottom="0.199cm" loext:contextual-spacing="false" fo:line-height="100%"/>
      <style:text-properties officeooo:paragraph-rsid="00178372"/>
    </style:style>
    <style:style style:name="P55" style:family="paragraph" style:parent-style-name="Standard" style:list-style-name="L4">
      <style:paragraph-properties fo:margin-top="0.101cm" fo:margin-bottom="0.199cm" loext:contextual-spacing="false" fo:line-height="100%"/>
      <style:text-properties fo:font-variant="normal" fo:text-transform="none" fo:color="#3f5fbf" style:font-name="Consolas" fo:font-size="10pt" fo:letter-spacing="normal" fo:font-style="normal" fo:font-weight="normal" officeooo:paragraph-rsid="00193784" style:font-size-asian="10pt" style:font-weight-asian="bold" style:font-size-complex="10.5pt" style:font-weight-complex="bold"/>
    </style:style>
    <style:style style:name="P56" style:family="paragraph" style:parent-style-name="Standard">
      <style:paragraph-properties fo:margin-top="0.101cm" fo:margin-bottom="0.199cm" loext:contextual-spacing="false" fo:line-height="100%"/>
      <style:text-properties fo:font-size="10.5pt" fo:font-weight="bold" officeooo:rsid="001469e9" officeooo:paragraph-rsid="00178372" style:font-size-asian="10.5pt" style:font-weight-asian="bold" style:font-size-complex="10.5pt" style:font-weight-complex="bold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a864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style:font-weight-asian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paragraph-rsid="0022e54c" style:font-weight-asian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62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63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64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65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66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fo:font-weight="bold" officeooo:paragraph-rsid="001ca130" style:font-size-asian="10.5pt" style:font-weight-asian="bold" style:font-size-complex="10.5pt" style:font-weight-complex="bold"/>
    </style:style>
    <style:style style:name="P67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fo:font-weight="bold" officeooo:paragraph-rsid="0022e54c" style:font-size-asian="10.5pt" style:font-weight-asian="bold" style:font-size-complex="10.5pt" style:font-weight-complex="bold"/>
    </style:style>
    <style:style style:name="P68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69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rsid="0011e049" officeooo:paragraph-rsid="00178372" style:font-size-asian="10.5pt" style:font-weight-asian="bold" style:font-size-complex="10.5pt" style:font-weight-complex="bold"/>
    </style:style>
    <style:style style:name="P70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rsid="001469e9" officeooo:paragraph-rsid="00178372" style:font-size-asian="10.5pt" style:font-weight-asian="bold" style:font-size-complex="10.5pt" style:font-weight-complex="bold"/>
    </style:style>
    <style:style style:name="P71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rsid="00171f16" officeooo:paragraph-rsid="00178372" style:font-size-asian="10.5pt" style:font-size-complex="10.5pt"/>
    </style:style>
    <style:style style:name="P72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73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74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rsid="001c288c" officeooo:paragraph-rsid="00178372" style:font-size-asian="10.5pt" style:font-size-complex="10.5pt"/>
    </style:style>
    <style:style style:name="P75" style:family="paragraph" style:parent-style-name="Text_20_body" style:list-style-name="L3">
      <style:paragraph-properties fo:margin-top="0.101cm" fo:margin-bottom="0.199cm" loext:contextual-spacing="false" fo:line-height="100%"/>
      <style:text-properties officeooo:paragraph-rsid="00178372"/>
    </style:style>
    <style:style style:name="P76" style:family="paragraph" style:parent-style-name="Text_20_body" style:list-style-name="L4">
      <style:paragraph-properties fo:margin-top="0.101cm" fo:margin-bottom="0.199cm" loext:contextual-spacing="false" fo:line-height="100%"/>
      <style:text-properties officeooo:paragraph-rsid="00178372"/>
    </style:style>
    <style:style style:name="P77" style:family="paragraph" style:parent-style-name="Text_20_body" style:list-style-name="L3">
      <style:paragraph-properties fo:margin-top="0.101cm" fo:margin-bottom="0.199cm" loext:contextual-spacing="false" fo:line-height="100%"/>
      <style:text-properties fo:color="#000000" style:font-name="Consolas" fo:font-size="10pt" fo:font-weight="normal" officeooo:rsid="002af41d" officeooo:paragraph-rsid="00178372" style:font-size-asian="10pt" style:font-weight-asian="normal" style:font-size-complex="10.5pt" style:font-weight-complex="normal"/>
    </style:style>
    <style:style style:name="P78" style:family="paragraph" style:parent-style-name="Text_20_body" style:list-style-name="L5">
      <style:paragraph-properties fo:margin-top="0.101cm" fo:margin-bottom="0.199cm" loext:contextual-spacing="false" fo:line-height="100%"/>
      <style:text-properties fo:color="#7f0055" style:font-name="Consolas" fo:font-size="10pt" fo:font-weight="bold" officeooo:paragraph-rsid="001ca130" style:font-size-asian="10pt" style:font-weight-asian="bold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b500" style:font-weight-asian="normal" style:font-weight-complex="normal"/>
    </style:style>
    <style:style style:name="T3" style:family="text">
      <style:text-properties fo:font-weight="normal" officeooo:rsid="002d17e1" style:font-weight-asian="normal" style:font-weight-complex="normal"/>
    </style:style>
    <style:style style:name="T4" style:family="text">
      <style:text-properties fo:font-weight="normal" officeooo:rsid="002fcd58" style:font-weight-asian="normal" style:font-weight-complex="normal"/>
    </style:style>
    <style:style style:name="T5" style:family="text">
      <style:text-properties fo:font-weight="normal" officeooo:rsid="003e2b99" style:font-weight-asian="normal" style:font-weight-complex="normal"/>
    </style:style>
    <style:style style:name="T6" style:family="text">
      <style:text-properties fo:font-weight="normal" officeooo:rsid="0049f803" style:font-weight-asian="normal" style:font-weight-complex="normal"/>
    </style:style>
    <style:style style:name="T7" style:family="text">
      <style:text-properties fo:font-weight="normal" officeooo:rsid="0024034f" style:font-weight-asian="normal" style:font-weight-complex="normal"/>
    </style:style>
    <style:style style:name="T8" style:family="text">
      <style:text-properties fo:font-weight="normal" officeooo:rsid="0034c113" style:font-weight-asian="normal" style:font-weight-complex="normal"/>
    </style:style>
    <style:style style:name="T9" style:family="text">
      <style:text-properties fo:font-weight="normal" officeooo:rsid="00246dc2" style:font-weight-asian="normal" style:font-weight-complex="normal"/>
    </style:style>
    <style:style style:name="T10" style:family="text">
      <style:text-properties fo:font-weight="normal" officeooo:rsid="004d43f1" style:font-weight-asian="normal" style:font-weight-complex="normal"/>
    </style:style>
    <style:style style:name="T11" style:family="text">
      <style:text-properties fo:font-weight="normal" officeooo:rsid="004db58f" style:font-weight-asian="normal" style:font-weight-complex="normal"/>
    </style:style>
    <style:style style:name="T12" style:family="text">
      <style:text-properties fo:font-weight="normal" officeooo:rsid="003f93ad" style:font-weight-asian="normal" style:font-weight-complex="normal"/>
    </style:style>
    <style:style style:name="T13" style:family="text">
      <style:text-properties fo:font-weight="normal" officeooo:rsid="00414256" style:font-weight-asian="normal" style:font-weight-complex="normal"/>
    </style:style>
    <style:style style:name="T14" style:family="text">
      <style:text-properties fo:font-weight="normal" officeooo:rsid="00357c2c" style:font-weight-asian="normal" style:font-weight-complex="normal"/>
    </style:style>
    <style:style style:name="T15" style:family="text">
      <style:text-properties fo:font-weight="normal" officeooo:rsid="001c288c" style:font-weight-asian="normal" style:font-weight-complex="normal"/>
    </style:style>
    <style:style style:name="T16" style:family="text">
      <style:text-properties fo:font-weight="normal" officeooo:rsid="0036bc87" style:font-weight-asian="normal" style:font-weight-complex="normal"/>
    </style:style>
    <style:style style:name="T17" style:family="text">
      <style:text-properties fo:font-weight="normal" officeooo:rsid="00278dd6" style:font-weight-asian="normal" style:font-weight-complex="normal"/>
    </style:style>
    <style:style style:name="T18" style:family="text">
      <style:text-properties fo:font-weight="normal" officeooo:rsid="002af41d" style:font-weight-asian="normal" style:font-weight-complex="normal"/>
    </style:style>
    <style:style style:name="T19" style:family="text">
      <style:text-properties fo:font-weight="normal" officeooo:rsid="002b6155" style:font-weight-asian="normal" style:font-weight-complex="normal"/>
    </style:style>
    <style:style style:name="T20" style:family="text">
      <style:text-properties fo:font-weight="normal" officeooo:rsid="001dd3e8" style:font-weight-asian="normal" style:font-weight-complex="normal"/>
    </style:style>
    <style:style style:name="T21" style:family="text">
      <style:text-properties officeooo:rsid="0011e049"/>
    </style:style>
    <style:style style:name="T22" style:family="text">
      <style:text-properties officeooo:rsid="0018e359"/>
    </style:style>
    <style:style style:name="T23" style:family="text">
      <style:text-properties officeooo:rsid="00171f16"/>
    </style:style>
    <style:style style:name="T24" style:family="text">
      <style:text-properties officeooo:rsid="001b30d1"/>
    </style:style>
    <style:style style:name="T25" style:family="text">
      <style:text-properties officeooo:rsid="001c288c"/>
    </style:style>
    <style:style style:name="T26" style:family="text">
      <style:text-properties officeooo:rsid="002bb500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style:text-underline-style="none"/>
    </style:style>
    <style:style style:name="T29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30" style:family="text">
      <style:text-properties fo:color="#000000" style:font-name="Consolas" fo:font-size="10pt" fo:font-weight="normal" officeooo:rsid="002973b8" style:font-size-asian="10pt" style:font-weight-asian="normal" style:font-weight-complex="normal"/>
    </style:style>
    <style:style style:name="T31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32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33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34" style:family="text">
      <style:text-properties fo:color="#000000" style:font-name="Consolas" fo:font-size="10pt" style:font-size-asian="10pt"/>
    </style:style>
    <style:style style:name="T35" style:family="text">
      <style:text-properties fo:color="#000000" style:font-name="Consolas" fo:font-size="10pt" officeooo:rsid="00374cc0" style:font-size-asian="10pt"/>
    </style:style>
    <style:style style:name="T36" style:family="text">
      <style:text-properties fo:color="#000000" style:font-name="Consolas" fo:font-size="10pt" officeooo:rsid="004338d3" style:font-size-asian="10pt"/>
    </style:style>
    <style:style style:name="T37" style:family="text">
      <style:text-properties fo:color="#000000" style:font-name="Consolas" fo:font-size="10pt" officeooo:rsid="005a8193" style:font-size-asian="10pt"/>
    </style:style>
    <style:style style:name="T38" style:family="text">
      <style:text-properties fo:color="#000000" style:font-name="Consolas" fo:font-size="10pt" officeooo:rsid="0053b4f7" style:font-size-asian="10pt"/>
    </style:style>
    <style:style style:name="T39" style:family="text">
      <style:text-properties fo:color="#000000" style:font-name="Consolas" fo:font-size="10pt" officeooo:rsid="001d3362" style:font-size-asian="10pt"/>
    </style:style>
    <style:style style:name="T40" style:family="text">
      <style:text-properties fo:color="#000000" style:font-name="Consolas" fo:font-size="10pt" style:font-size-asian="10pt"/>
    </style:style>
    <style:style style:name="T41" style:family="text">
      <style:text-properties fo:color="#000000" style:font-name="Consolas" fo:font-size="10pt" style:font-size-asian="10pt"/>
    </style:style>
    <style:style style:name="T42" style:family="text">
      <style:text-properties fo:color="#000000" style:font-name="Consolas" fo:font-size="10pt" officeooo:rsid="00255636" style:font-size-asian="10pt"/>
    </style:style>
    <style:style style:name="T43" style:family="text">
      <style:text-properties fo:color="#000000" style:font-name="Consolas" fo:font-size="10pt" officeooo:rsid="0027f605" style:font-size-asian="10pt"/>
    </style:style>
    <style:style style:name="T44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5" style:family="text">
      <style:text-properties fo:color="#000000" style:font-name="Consolas" fo:font-size="10pt" style:text-underline-style="solid" style:text-underline-width="auto" style:text-underline-color="font-color" officeooo:rsid="00193784" style:font-size-asian="10pt"/>
    </style:style>
    <style:style style:name="T46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7" style:family="text">
      <style:text-properties fo:color="#000000" style:font-name="Consolas"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48" style:family="text">
      <style:text-properties fo:color="#000000" style:font-name="Consolas" fo:font-size="10pt" fo:font-style="italic" style:font-size-asian="10pt" style:font-style-asian="italic"/>
    </style:style>
    <style:style style:name="T49" style:family="text">
      <style:text-properties fo:color="#000000" style:font-name="Consolas" fo:font-size="10pt" fo:font-style="italic" style:font-size-asian="10pt" style:font-style-asian="italic"/>
    </style:style>
    <style:style style:name="T50" style:family="text">
      <style:text-properties fo:color="#000000" style:font-name="Consolas" fo:font-size="10pt" fo:font-weight="bold" officeooo:rsid="001469e9" style:font-size-asian="10pt" style:font-weight-asian="bold" style:font-size-complex="10.5pt" style:font-weight-complex="bold"/>
    </style:style>
    <style:style style:name="T51" style:family="text">
      <style:text-properties fo:color="#000000" style:font-name="Consolas" fo:font-size="10pt" fo:font-weight="bold" officeooo:rsid="00255636" style:font-size-asian="10pt" style:font-weight-asian="bold" style:font-size-complex="10.5pt" style:font-weight-complex="bold"/>
    </style:style>
    <style:style style:name="T52" style:family="text">
      <style:text-properties fo:color="#000000" style:font-name="Consolas" fo:font-size="10pt" fo:background-color="#e8f2fe" loext:char-shading-value="0" style:font-size-asian="10pt"/>
    </style:style>
    <style:style style:name="T53" style:family="text">
      <style:text-properties fo:font-style="italic" style:font-style-asian="italic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officeooo:rsid="00574aec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size="10pt" officeooo:rsid="0051f78c" style:font-size-asian="10pt" style:font-size-complex="10pt"/>
    </style:style>
    <style:style style:name="T58" style:family="text">
      <style:text-properties officeooo:rsid="0051f78c"/>
    </style:style>
    <style:style style:name="T59" style:family="text">
      <style:text-properties officeooo:rsid="001ccded"/>
    </style:style>
    <style:style style:name="T60" style:family="text">
      <style:text-properties officeooo:rsid="005f8b46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officeooo:rsid="001ea247"/>
    </style:style>
    <style:style style:name="T63" style:family="text">
      <style:text-properties officeooo:rsid="00337fed"/>
    </style:style>
    <style:style style:name="T64" style:family="text">
      <style:text-properties officeooo:rsid="001eb14b"/>
    </style:style>
    <style:style style:name="T65" style:family="text">
      <style:text-properties officeooo:rsid="00209e6b"/>
    </style:style>
    <style:style style:name="T66" style:family="text">
      <style:text-properties officeooo:rsid="0021c1ca"/>
    </style:style>
    <style:style style:name="T67" style:family="text">
      <style:text-properties officeooo:rsid="00357c2c"/>
    </style:style>
    <style:style style:name="T68" style:family="text">
      <style:text-properties fo:font-size="10.5pt" fo:font-weight="normal" officeooo:rsid="00278dd6" style:font-size-asian="10.5pt" style:font-weight-asian="normal" style:font-size-complex="10.5pt" style:font-weight-complex="normal"/>
    </style:style>
    <style:style style:name="T69" style:family="text">
      <style:text-properties fo:font-size="10.5pt" fo:font-weight="normal" officeooo:rsid="002973b8" style:font-size-asian="10.5pt" style:font-weight-asian="normal" style:font-size-complex="10.5pt" style:font-weight-complex="normal"/>
    </style:style>
    <style:style style:name="T70" style:family="text">
      <style:text-properties fo:font-size="10.5pt" fo:font-weight="bold" style:font-size-asian="10.5pt" style:font-weight-asian="bold" style:font-size-complex="10.5pt" style:font-weight-complex="bold"/>
    </style:style>
    <style:style style:name="T71" style:family="text">
      <style:text-properties fo:color="#6a3e3e" style:font-name="Consolas" fo:font-size="10pt" fo:font-weight="normal" style:font-size-asian="10pt" style:font-weight-asian="normal" style:font-weight-complex="normal"/>
    </style:style>
    <style:style style:name="T72" style:family="text">
      <style:text-properties fo:color="#6a3e3e" style:font-name="Consolas" fo:font-size="10pt" style:font-size-asian="10pt"/>
    </style:style>
    <style:style style:name="T73" style:family="text">
      <style:text-properties fo:color="#6a3e3e" style:font-name="Consolas" fo:font-size="10pt" style:font-size-asian="10pt"/>
    </style:style>
    <style:style style:name="T74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75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76" style:family="text">
      <style:text-properties fo:color="#7f0055" style:font-name="Consolas" fo:font-size="10pt" fo:font-weight="normal" style:font-size-asian="10pt" style:font-weight-asian="normal" style:font-weight-complex="normal"/>
    </style:style>
    <style:style style:name="T77" style:family="text">
      <style:text-properties fo:color="#7f0055" style:font-name="Consolas" fo:font-size="10pt" fo:font-weight="bold" style:font-size-asian="10pt" style:font-weight-asian="bold"/>
    </style:style>
    <style:style style:name="T78" style:family="text">
      <style:text-properties fo:color="#7f0055" style:font-name="Consolas" fo:font-size="10pt" fo:font-weight="bold" officeooo:rsid="00357c2c" style:font-size-asian="10pt" style:font-weight-asian="bold" style:font-weight-complex="normal"/>
    </style:style>
    <style:style style:name="T79" style:family="text">
      <style:text-properties fo:color="#7f0055" style:font-name="Consolas" fo:font-size="10pt" fo:font-weight="bold" officeooo:rsid="0039259a" style:font-size-asian="10pt" style:font-weight-asian="bold"/>
    </style:style>
    <style:style style:name="T80" style:family="text">
      <style:text-properties fo:color="#7f0055" style:font-name="Consolas" fo:font-size="10pt" fo:font-weight="bold" officeooo:rsid="0039259a" style:font-size-asian="10pt" style:font-weight-asian="bold" style:font-size-complex="10.5pt" style:font-weight-complex="normal"/>
    </style:style>
    <style:style style:name="T81" style:family="text">
      <style:text-properties fo:color="#7f0055" style:font-name="Consolas" fo:font-size="10pt" fo:font-weight="bold" style:font-size-asian="10pt" style:font-weight-asian="bold"/>
    </style:style>
    <style:style style:name="T82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83" style:family="text">
      <style:text-properties fo:color="#7f0055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84" style:family="text">
      <style:text-properties fo:color="#7f0055" style:font-name="Consolas" fo:font-size="10pt" style:text-underline-style="solid" style:text-underline-width="auto" style:text-underline-color="font-color" fo:font-weight="bold" officeooo:rsid="0039259a" style:font-size-asian="10pt" style:font-weight-asian="bold" style:font-size-complex="10.5pt" style:font-weight-complex="normal"/>
    </style:style>
    <style:style style:name="T85" style:family="text">
      <style:text-properties fo:color="#7f0055" style:font-name="Consolas" fo:font-size="10pt" style:font-size-asian="10pt"/>
    </style:style>
    <style:style style:name="T86" style:family="text">
      <style:text-properties fo:color="#7f0055" style:font-name="Consolas" fo:font-size="10pt" style:font-size-asian="10pt" style:font-weight-complex="normal"/>
    </style:style>
    <style:style style:name="T87" style:family="text">
      <style:text-properties fo:color="#7f0055" style:font-name="Consolas" fo:font-size="10pt" officeooo:rsid="00255636" style:font-size-asian="10pt"/>
    </style:style>
    <style:style style:name="T88" style:family="text">
      <style:text-properties fo:color="#7f0055" style:font-name="Consolas" fo:font-size="10pt" fo:background-color="#e8f2fe" loext:char-shading-value="0" style:font-size-asian="10pt"/>
    </style:style>
    <style:style style:name="T89" style:family="text">
      <style:text-properties fo:color="#2a00ff" style:font-name="Consolas" fo:font-size="10pt" style:font-size-asian="10pt"/>
    </style:style>
    <style:style style:name="T90" style:family="text">
      <style:text-properties fo:color="#2a00ff" style:font-name="Consolas" fo:font-size="10pt" style:font-size-asian="10pt"/>
    </style:style>
    <style:style style:name="T91" style:family="text">
      <style:text-properties fo:color="#2a00ff" style:font-name="Consolas" fo:font-size="10pt" officeooo:rsid="0026a864" style:font-size-asian="10pt"/>
    </style:style>
    <style:style style:name="T92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93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94" style:family="text">
      <style:text-properties fo:color="#0000c0" style:font-name="Consolas" fo:font-size="10pt" style:font-size-asian="10pt"/>
    </style:style>
    <style:style style:name="T95" style:family="text">
      <style:text-properties officeooo:rsid="005a8193"/>
    </style:style>
    <style:style style:name="T96" style:family="text">
      <style:text-properties style:font-name="Consolas" fo:font-size="10pt" style:font-size-asian="10pt"/>
    </style:style>
    <style:style style:name="T97" style:family="text">
      <style:text-properties style:font-name="Consolas" fo:font-size="10pt" style:font-size-asian="10pt" style:font-size-complex="10.5pt"/>
    </style:style>
    <style:style style:name="T98" style:family="text">
      <style:text-properties style:font-name="Consolas" fo:font-size="10pt" officeooo:rsid="005c9f70" style:font-size-asian="10pt" style:font-size-complex="10.5pt"/>
    </style:style>
    <style:style style:name="T99" style:family="text">
      <style:text-properties style:font-name="Consolas" fo:font-size="10pt" officeooo:rsid="0039259a" style:font-size-asian="10pt" style:font-size-complex="10.5pt"/>
    </style:style>
    <style:style style:name="T100" style:family="text">
      <style:text-properties style:font-name="Consolas" fo:font-size="10pt" officeooo:rsid="002af41d" style:font-size-asian="10pt" style:font-size-complex="10.5pt"/>
    </style:style>
    <style:style style:name="T101" style:family="text">
      <style:text-properties style:font-name="Consolas" fo:font-size="10pt" officeooo:rsid="0065f384" style:font-size-asian="10pt"/>
    </style:style>
    <style:style style:name="T102" style:family="text">
      <style:text-properties style:font-name="Consolas" fo:font-size="10pt" style:font-size-asian="10pt"/>
    </style:style>
    <style:style style:name="T103" style:family="text">
      <style:text-properties style:font-name="Consolas" fo:font-size="10pt" style:font-size-asian="10pt"/>
    </style:style>
    <style:style style:name="T104" style:family="text">
      <style:text-properties style:font-name="Consolas" fo:font-size="10pt" style:font-size-asian="10pt"/>
    </style:style>
    <style:style style:name="T105" style:family="text">
      <style:text-properties style:font-name="Consolas" fo:font-size="10pt" style:font-size-asian="10pt"/>
    </style:style>
    <style:style style:name="T106" style:family="text">
      <style:text-properties style:font-name="Consolas" fo:font-size="10pt" style:font-size-asian="10pt"/>
    </style:style>
    <style:style style:name="T107" style:family="text">
      <style:text-properties style:font-name="Consolas" fo:font-size="10pt" fo:font-weight="bold" officeooo:rsid="005d6d9d" style:font-size-asian="10pt" style:font-weight-asian="bold" style:font-weight-complex="bold"/>
    </style:style>
    <style:style style:name="T108" style:family="text">
      <style:text-properties style:font-name="Consolas" fo:font-size="10pt" fo:font-weight="bold" officeooo:rsid="005ebc67" style:font-size-asian="10pt" style:font-weight-asian="bold" style:font-weight-complex="bold"/>
    </style:style>
    <style:style style:name="T109" style:family="text">
      <style:text-properties style:font-name="Consolas" fo:font-size="10pt" fo:font-weight="bold" style:font-size-asian="10pt" style:font-weight-asian="bold" style:font-size-complex="10.5pt" style:font-weight-complex="bold"/>
    </style:style>
    <style:style style:name="T110" style:family="text">
      <style:text-properties style:font-name="Consolas" fo:font-size="10pt" fo:font-weight="bold" style:font-size-asian="10pt" style:font-weight-asian="bold"/>
    </style:style>
    <style:style style:name="T111" style:family="text">
      <style:text-properties style:font-name="Consolas" fo:font-size="10pt" fo:font-style="italic" fo:font-weight="bold" style:font-size-asian="10pt" style:font-style-asian="italic" style:font-weight-asian="bold"/>
    </style:style>
    <style:style style:name="T112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13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14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15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16" style:family="text">
      <style:text-properties fo:font-variant="normal" fo:text-transform="none" fo:color="#000000" fo:letter-spacing="normal" fo:font-style="normal" fo:font-weight="normal"/>
    </style:style>
    <style:style style:name="T117" style:family="text">
      <style:text-properties officeooo:rsid="001469e9"/>
    </style:style>
    <style:style style:name="T118" style:family="text">
      <style:text-properties fo:color="#3f5fbf" style:font-name="Consolas" fo:font-size="10pt" style:font-size-asian="10pt"/>
    </style:style>
    <style:style style:name="T119" style:family="text">
      <style:text-properties fo:color="#3f5fbf" style:font-name="Consolas" fo:font-size="10pt" officeooo:rsid="001b2468" style:font-size-asian="10pt"/>
    </style:style>
    <style:style style:name="T120" style:family="text">
      <style:text-properties fo:color="#3f5fbf" style:font-name="Consolas" fo:font-size="10pt" style:text-underline-style="solid" style:text-underline-width="auto" style:text-underline-color="font-color" style:font-size-asian="10pt"/>
    </style:style>
    <style:style style:name="T121" style:family="text">
      <style:text-properties fo:color="#7f9fbf" style:font-name="Consolas" fo:font-size="10pt" fo:font-weight="bold" style:font-size-asian="10pt" style:font-weight-asian="bold"/>
    </style:style>
    <style:style style:name="T122" style:family="text">
      <style:text-properties fo:color="#3f7f5f" style:font-name="Consolas" fo:font-size="10pt" style:font-size-asian="10pt"/>
    </style:style>
    <style:style style:name="T123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24" style:family="text">
      <style:text-properties fo:color="#3f7f5f" style:font-name="Consolas" fo:font-size="10pt" style:text-underline-style="solid" style:text-underline-width="auto" style:text-underline-color="font-color" fo:font-weight="bold" officeooo:rsid="001469e9" style:font-size-asian="10pt" style:font-weight-asian="bold" style:font-size-complex="10.5pt" style:font-weight-complex="bold"/>
    </style:style>
    <style:style style:name="T125" style:family="text">
      <style:text-properties fo:color="#3f7f5f" style:font-name="Consolas" fo:font-size="10pt" fo:font-weight="bold" officeooo:rsid="001469e9" style:font-size-asian="10pt" style:font-weight-asian="bold" style:font-size-complex="10.5pt" style:font-weight-complex="bold"/>
    </style:style>
    <style:style style:name="T126" style:family="text">
      <style:text-properties officeooo:rsid="00255636"/>
    </style:style>
    <style:style style:name="T127" style:family="text">
      <style:text-properties fo:color="#646464" style:font-name="Consolas" fo:font-size="10pt" style:font-size-asian="10pt"/>
    </style:style>
    <style:style style:name="T128" style:family="text">
      <style:text-properties fo:color="#646464" style:font-name="Consolas" fo:font-size="10pt" officeooo:rsid="00255636" style:font-size-asian="10pt"/>
    </style:style>
    <style:style style:name="T129" style:family="text">
      <style:text-properties fo:color="#646464" style:font-name="Consolas" fo:font-size="10pt" fo:background-color="#d4d4d4" loext:char-shading-value="0" style:font-size-asian="10pt"/>
    </style:style>
    <style:style style:name="T130" style:family="text">
      <style:text-properties fo:color="#646464" style:font-name="Consolas" fo:font-size="10pt" fo:font-weight="bold" officeooo:rsid="001469e9" style:font-size-asian="10pt" style:font-weight-asian="bold" style:font-size-complex="10.5pt" style:font-weight-complex="bold"/>
    </style:style>
    <style:style style:name="T131" style:family="text">
      <style:text-properties fo:color="#646464" style:font-name="Consolas" fo:font-size="10pt" fo:font-weight="bold" officeooo:rsid="00255636" style:font-size-asian="10pt" style:font-weight-asian="bold" style:font-size-complex="10.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ttura Codice</text:p>
      <text:list xml:id="list40888140" text:style-name="L1">
        <text:list-item>
          <text:p text:style-name="P62">package</text:p>
        </text:list-item>
      </text:list>
      <text:p text:style-name="P2"><text:tab/>package slide3_1;</text:p>
      <text:list xml:id="list153642229459413" text:continue-numbering="true" text:style-name="L1">
        <text:list-item>
          <text:p text:style-name="P62">imports</text:p>
          <text:p text:style-name="P71">import java.util.<text:span text:style-name="T22">Arrays;</text:span></text:p>
        </text:list-item>
        <text:list-item>
          <text:p text:style-name="P62">classpath</text:p>
          <text:p text:style-name="P72">C:\Users\ADMIN\eclipse-workspace\Prove\src\slide3_1<text:span text:style-name="T23">\Persona</text:span></text:p>
          <text:p text:style-name="P72"/>
        </text:list-item>
      </text:list>
      <text:p text:style-name="P15">Ereditarietà</text:p>
      <text:p text:style-name="P3">public class Prova extends Prova1 { }</text:p>
      <text:p text:style-name="P3">Classe Prova padre, Prova1 figlia.</text:p>
      <text:p text:style-name="P4">La classe figlia (sottoclasse) eredita tutto il contenuto della classe padre (superclasse) e può aggiungerne altro. Serve per derivare dalla superclasse, altre sottoclassi risparmiando codice da scrivere. Si può fare override e overload dei metodi. <text:span text:style-name="T24">Non è permessa l’ereditarietà multipla: public class Prova extends Prova1, Prova1 (ERR)</text:span></text:p>
      <text:p text:style-name="P4"/>
      <text:p text:style-name="P15"><text:span text:style-name="T21">Classi, oggetti, i</text:span>nterfacce e classi astratte</text:p>
      <text:p text:style-name="P5">public class Prova() {}</text:p>
      <text:p text:style-name="P18">Prova=new Prova(parametri costruttore); </text:p>
      <text:p text:style-name="P19">Un’interfaccia viene utilizzata per fare una classificazione degli oggetti, <text:span text:style-name="T25">per un modello</text:span>. <text:span text:style-name="T24">Keyword “interface” . </text:span>Non può essere istanziata. Si utilizza la parola chiave “implements”. <text:span text:style-name="T24">Una classe può implementare più interfacce.</text:span><text:line-break/>I suoi metodi devono essere (o sono implicitamente) public static final<text:line-break/>E non devono avere implementazione (senza {} )</text:p>
      <text:p text:style-name="P21"><text:span text:style-name="T26"><text:line-break/></text:span><text:span text:style-name="T27">public interface Prova {</text:span></text:p>
      <text:p text:style-name="P35"><text:tab/>int <text:span text:style-name="T53">VALUE</text:span> = 1;</text:p>
      <text:p text:style-name="P35"><text:tab/>void m1();</text:p>
      <text:p text:style-name="P35">}</text:p>
      <text:p text:style-name="P35"/>
      <text:p text:style-name="P35">public interface <text:span text:style-name="T54">Prova1</text:span>{</text:p>
      <text:p text:style-name="P35"><text:tab/>int <text:span text:style-name="T53">VALUE</text:span> = 2;</text:p>
      <text:p text:style-name="P35"><text:tab/>void m1();</text:p>
      <text:p text:style-name="P35">}</text:p>
      <text:p text:style-name="P35"/>
      <text:p text:style-name="P35">class Test implements Prova, Prova1{</text:p>
      <text:p text:style-name="P35"><text:tab/>public void m1()</text:p>
      <text:p text:style-name="P35"><text:tab/>{</text:p>
      <text:p text:style-name="P35"><text:tab/><text:tab/>System.<text:span text:style-name="T53">out</text:span>.println("Hello");</text:p>
      <text:p text:style-name="P35"><text:tab/><text:tab/>Test test1 = new Test();</text:p>
      <text:p text:style-name="P35"><text:tab/><text:tab/>((Prova1) test1).m1();<text:tab/><text:tab/>//<text:span text:style-name="T55">stampa “Hello”</text:span></text:p>
      <text:p text:style-name="P35"><text:tab/>}</text:p>
      <text:p text:style-name="P23">}</text:p>
      <text:p text:style-name="P22"/>
      <text:p text:style-name="P20"><text:span text:style-name="T56">public abstract class </text:span><text:span text:style-name="T57">Calc{<text:line-break/>abstract void calculate();</text:span><text:span text:style-name="T58"><text:line-break/>public static void main(String [] args)</text:span></text:p>
      <text:p text:style-name="P6"><text:soft-page-break/>{<text:line-break/>System.out.println(“Calculating”);<text:line-break/>Calc x = null;<text:line-break/>x.calculate();<text:tab/><text:tab/></text:p>
      <text:p text:style-name="P6">}</text:p>
      <text:p text:style-name="P6">}</text:p>
      <text:p text:style-name="P7"><text:line-break/>Classe astratta viene usata per rendere disponibile alle sottoclassi, del codice, delle funzioni comuni. <text:span text:style-name="T24">Denominata con la keyword “abstract”.</text:span><text:line-break/>Non può essere istanziata. Deve avere almeno un metodo astratto <text:span text:style-name="T24">per dichiararsi tale e le sottoclassi devono implementare(override) il metodo astratto.</text:span></text:p>
      <text:p text:style-name="P8"/>
      <text:p text:style-name="P15">Visibilità</text:p>
      <text:p text:style-name="P7">private-→default (o vuoto, visibile solo nel package)-→protected (package e sottoclassi)-→public <text:s/><text:tab/><text:line-break/>Dal più restrittivo.</text:p>
      <text:p text:style-name="P15">Linguaggi<text:span text:style-name="T21">o</text:span></text:p>
      <text:list xml:id="list3013650727" text:style-name="L2">
        <text:list-item>
          <text:p text:style-name="P63">La Sintassi<text:tab/><text:tab/><text:tab/><text:span text:style-name="T2">int a = 5; String str = “prova”; char car = ‘b’; boolean </text:span><text:span text:style-name="T3">bool</text:span><text:span text:style-name="T2">= true;</text:span></text:p>
        </text:list-item>
        <text:list-item>
          <text:p text:style-name="P63">Controlli di Flusso</text:p>
        </text:list-item>
      </text:list>
      <text:p text:style-name="P15"><text:span text:style-name="T4"><text:tab/></text:span><text:span text:style-name="T5">boolean check</text:span><text:span text:style-name="T6">=true</text:span><text:span text:style-name="T5">;</text:span></text:p>
      <text:p text:style-name="P13"><text:tab/>if(check == true) </text:p>
      <text:p text:style-name="P13"><text:tab/>{<text:line-break/><text:tab/><text:tab/>System.out.println(“funziona”);<text:line-break/><text:tab/>}</text:p>
      <text:p text:style-name="P13"/>
      <text:list xml:id="list153643161474429" text:continue-numbering="true" text:style-name="L2">
        <text:list-header>
          <text:p text:style-name="P74">for(int i=0; i&lt;10; i++){ }<text:tab/><text:tab/><text:tab/><text:span text:style-name="T59">quando sappiamo quante volte itererà</text:span></text:p>
        </text:list-header>
      </text:list>
      <text:p text:style-name="P9"><text:tab/>while (isFull) {…}<text:tab/><text:tab/><text:tab/><text:span text:style-name="T59">esce a false</text:span></text:p>
      <text:p text:style-name="P9"><text:tab/><text:span text:style-name="T59">do (….) while (y==0);<text:tab/><text:tab/><text:tab/>quando sappiamo che itererà almeno una volta</text:span></text:p>
      <text:p text:style-name="P9"><text:tab/>for(int i : Iterator/array/arrayList)<text:tab/><text:tab/><text:span text:style-name="T59">for each – quando vogliamo far scorrere tutti i valori</text:span></text:p>
      <text:p text:style-name="P9"><text:tab/><text:span text:style-name="T60">switch()<text:line-break/><text:tab/>{<text:line-break/><text:tab/><text:tab/>case 1: istruzione;<text:line-break/><text:tab/><text:tab/>case 2: istruzione;<text:line-break/><text:tab/><text:tab/>…<text:line-break/><text:tab/><text:tab/>default:<text:line-break/><text:tab/>}</text:span></text:p>
      <text:list xml:id="list153644023908514" text:continue-numbering="true" text:style-name="L2">
        <text:list-item>
          <text:p text:style-name="P73"><text:span text:style-name="T61">Array</text:span><text:tab/><text:tab/><text:tab/><text:tab/><text:tab/><text:span text:style-name="T62">int arrayProva []; int arrayProva [] = new int[]; Sequenza di <text:tab/><text:tab/><text:tab/><text:tab/><text:tab/>elementi</text:span></text:p>
        </text:list-item>
      </text:list>
      <text:p text:style-name="P1"><text:tab/><text:tab/><text:tab/><text:tab/><text:tab/><text:tab/><text:span text:style-name="T63">arrayProva = {1, 20, 304, 55};</text:span></text:p>
      <text:list xml:id="list153644199317911" text:continue-numbering="true" text:style-name="L2">
        <text:list-item>
          <text:p text:style-name="P73"><text:span text:style-name="T61">Enum</text:span><text:tab/><text:tab/><text:tab/><text:tab/><text:tab/><text:span text:style-name="T64">public enum sesso {M, F}<text:tab/>valori specifici</text:span></text:p>
        </text:list-item>
        <text:list-item>
          <text:p text:style-name="P73"><text:span text:style-name="T61">Annotations</text:span><text:tab/><text:tab/><text:tab/><text:tab/><text:span text:style-name="T65">@Override</text:span></text:p>
        </text:list-item>
      </text:list>
      <text:p text:style-name="P1"/>
      <text:p text:style-name="P1"/>
      <text:p text:style-name="P1"><text:soft-page-break/><text:span text:style-name="T61">La libreria Math</text:span><text:tab/><text:tab/>//<text:span text:style-name="T66">int a =Math.min(10, 5);<text:tab/><text:tab/>Math.random();<text:tab/>ritorna un double tra <text:tab/><text:tab/><text:tab/><text:tab/><text:tab/>System.out.println(a); //5<text:tab/><text:tab/>0.0 e 0.1</text:span></text:p>
      <text:p text:style-name="P10"><text:tab/><text:tab/><text:tab/><text:tab/></text:p>
      <text:p text:style-name="P15">La classe Object<text:tab/><text:tab/><text:span text:style-name="T7">E’ la superclasse di ogni classe. Ogni classe estende Object, ereditando <text:tab/><text:tab/><text:tab/><text:tab/><text:tab/>vari metodi. <text:line-break/><text:tab/><text:tab/><text:tab/><text:tab/>Es. </text:span><text:span text:style-name="T8">public String </text:span><text:span text:style-name="T7">toString() </text:span><text:span text:style-name="T8">{return “ciao” + var+ “mondo”}</text:span><text:span text:style-name="T7">;</text:span></text:p>
      <text:p text:style-name="P15">Stringhe<text:tab/><text:tab/><text:tab/><text:span text:style-name="T7">String stringa=”ciao”;<text:tab/>String stringa = new String (“ciao”);</text:span><text:tab/></text:p>
      <text:p text:style-name="P15"><text:span text:style-name="T28">Date</text:span><text:tab/><text:tab/><text:tab/><text:tab/><text:span text:style-name="T9">LocalDate </text:span><text:span text:style-name="T10">dataCorrente = LocalDate.now(ZoneId.Of(“Europe/Paris”));<text:line-break/><text:tab/><text:tab/><text:tab/><text:tab/>System.out.print(“Data corrente in Italia: “ +dataCorrenteItalia);</text:span><text:span text:style-name="T9"><text:tab/></text:span></text:p>
      <text:p text:style-name="P15"><text:span text:style-name="T9"><text:tab/><text:tab/><text:tab/><text:tab/></text:span><text:span text:style-name="T11">LocalDate primoGiornoLuglio = LocalDate.of(2017, Month.July, 1);<text:line-break/><text:tab/><text:tab/><text:tab/><text:tab/>System.out.println(“Data specifica: “+primoGiornoLuglio);</text:span><text:span text:style-name="T9"><text:tab/><text:tab/><text:tab/><text:tab/></text:span></text:p>
      <text:p text:style-name="P15">Collections<text:tab/><text:tab/><text:tab/><text:span text:style-name="T9">Collection: elementi non ordinati. Non possono avere tipi primitivi</text:span></text:p>
      <text:p text:style-name="P15"><text:span text:style-name="T9"><text:tab/><text:tab/><text:tab/><text:tab/>List: ordinati, e possiamo ottenere gli elementi in base all’indice.<text:line-break/><text:tab/><text:tab/><text:tab/><text:tab/></text:span><text:span text:style-name="T5">public void prova(List lista){<text:line-break/><text:tab/><text:tab/><text:tab/><text:tab/>c.add(“uno”);<text:line-break/><text:tab/><text:tab/><text:tab/><text:tab/>c.add(“due”);<text:line-break/><text:tab/><text:tab/><text:tab/><text:tab/>c.add(“tre”);<text:line-break/><text:tab/><text:tab/><text:tab/><text:tab/>c.add(“</text:span><text:span text:style-name="T12">quattro</text:span><text:span text:style-name="T5">”);<text:line-break/><text:tab/><text:tab/><text:tab/><text:tab/></text:span><text:span text:style-name="T12">c.remove(“uno”);</text:span></text:p>
      <text:p text:style-name="P14"><text:tab/><text:tab/><text:tab/><text:tab/>}</text:p>
      <text:p text:style-name="P15"><text:span text:style-name="T9"><text:tab/><text:tab/><text:tab/><text:tab/>Array: ordinati ed ha una capacità massima.<text:line-break/><text:tab/><text:tab/><text:tab/><text:tab/></text:span><text:span text:style-name="T13">Integer array = new Integer(10);</text:span></text:p>
      <text:p text:style-name="P15"><text:span text:style-name="T9"><text:tab/><text:tab/><text:tab/><text:tab/>Arraylist: memorizza gli elementi, e al termine della sua capacità si <text:tab/><text:tab/><text:tab/><text:tab/><text:tab/><text:tab/>ridimensiona per immagazzinarne altri<text:line-break/><text:tab/><text:tab/><text:tab/><text:tab/></text:span><text:span text:style-name="T14">List &lt;String&gt; arrListProva = new Arraylist&lt;String&gt;();<text:line-break/><text:tab/><text:tab/><text:tab/><text:tab/>arrListProva.add(“Ciao”);</text:span></text:p>
      <text:p text:style-name="P15">Iterator<text:tab/><text:tab/><text:tab/></text:p>
      <text:p text:style-name="P15">Foreach<text:tab/><text:tab/><text:tab/><text:span text:style-name="T15">for (int i : Iterator/array/arrayList) </text:span><text:span text:style-name="T14">per scorrere</text:span><text:span text:style-name="T15"> tutti i valori</text:span><text:span text:style-name="T16"> di tipo intero</text:span></text:p>
      <text:p text:style-name="P15">Generics<text:tab/><text:tab/><text:tab/><text:span text:style-name="T14">List &lt;</text:span><text:span text:style-name="T67">String</text:span><text:span text:style-name="T14">&gt; arrListProva = new Arraylist&lt;</text:span><text:span text:style-name="T67">String</text:span><text:span text:style-name="T14">&gt;();</text:span></text:p>
      <text:p text:style-name="P15">Map<text:tab/><text:tab/><text:tab/><text:tab/><text:span text:style-name="T17">elementi con una chiave ed un suo valroe. Non si possono avere due <text:tab/><text:tab/><text:tab/><text:tab/><text:tab/>elementi con lo stesso valore di chiave. Metodo put() e get(), clear()</text:span></text:p>
      <text:p text:style-name="P17"><text:span text:style-name="T68"><text:tab/><text:tab/><text:tab/><text:tab/>E</text:span><text:span text:style-name="T69">s. </text:span><text:span text:style-name="T30">HashMap&lt;String, Integer&gt; </text:span><text:span text:style-name="T71">mappa</text:span><text:span text:style-name="T29"> = </text:span><text:span text:style-name="T76">new</text:span><text:span text:style-name="T29"> HashMap&lt;String, <text:tab/><text:tab/><text:tab/><text:tab/><text:tab/>Integer&gt;();</text:span></text:p>
      <text:p text:style-name="P36"><text:span text:style-name="T96"><text:tab/><text:tab/><text:tab/><text:tab/>mappa.put("Elem1", 1);</text:span></text:p>
      <text:p text:style-name="P36"><text:span text:style-name="T96"><text:tab/><text:tab/><text:tab/><text:tab/>mappa.put("Elem2", 2);</text:span></text:p>
      <text:p text:style-name="P36"><text:span text:style-name="T96"><text:tab/><text:tab/><text:tab/><text:tab/>mappa.put("Elem3", 3);</text:span></text:p>
      <text:p text:style-name="P26"><text:span text:style-name="T96"><text:tab/><text:tab/><text:tab/><text:tab/>mappa.put("Elem4", 4);</text:span></text:p>
      <text:p text:style-name="P15">Le Eccezioni</text:p>
      <text:list xml:id="list3896471745" text:style-name="L3">
        <text:list-item>
          <text:p text:style-name="P64">La gestione degli errori<text:tab/><text:tab/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5"><text:span text:style-name="T78">try</text:span><text:span text:style-name="T34"> </text:span></text:p>
                        </text:list-header>
                      </text:list>
                    </text:list-item>
                  </text:list>
                </text:list-item>
              </text:list>
              <text:p text:style-name="P42"><text:tab/><text:tab/><text:tab/>{</text:p>
            </text:list-item>
          </text:list>
          <text:p text:style-name="P48"><text:span text:style-name="T34"><text:tab/><text:tab/><text:tab/><text:tab/></text:span><text:span text:style-name="T77">for</text:span><text:span text:style-name="T34">(</text:span><text:span text:style-name="T77">int</text:span><text:span text:style-name="T34"> </text:span><text:span text:style-name="T72">i</text:span><text:span text:style-name="T34">=0; </text:span><text:span text:style-name="T72">i</text:span><text:span text:style-name="T34">&lt;</text:span><text:span text:style-name="T44">arrayProva</text:span><text:span text:style-name="T34">.lenght; </text:span><text:span text:style-name="T72">i</text:span><text:span text:style-name="T34">++)</text:span></text:p>
          <text:p text:style-name="P42"><text:tab/><text:tab/><text:tab/><text:tab/>{</text:p>
          <text:p text:style-name="P47"><text:span text:style-name="T96"><text:tab/><text:tab/><text:tab/><text:tab/><text:tab/>System.</text:span><text:span text:style-name="T111">out</text:span><text:span text:style-name="T96">.println(</text:span><text:span text:style-name="T112">arrayProva</text:span><text:span text:style-name="T96">[i]);</text:span></text:p>
          <text:p text:style-name="P42"><text:tab/><text:tab/><text:tab/><text:tab/>}</text:p>
          <text:p text:style-name="P42"><text:tab/><text:tab/><text:tab/></text:p>
          <text:p text:style-name="P42"><text:soft-page-break/><text:tab/><text:tab/><text:tab/>}</text:p>
          <text:p text:style-name="P48"><text:span text:style-name="T34"><text:tab/><text:tab/><text:tab/></text:span><text:span text:style-name="T77">catch</text:span><text:span text:style-name="T34">(ArrayIndexOutOfBoundsException </text:span><text:span text:style-name="T72">exc</text:span><text:span text:style-name="T34">)</text:span></text:p>
          <text:p text:style-name="P42"><text:tab/><text:tab/><text:tab/>{</text:p>
          <text:p text:style-name="P48"><text:span text:style-name="T34"><text:tab/><text:tab/><text:tab/><text:tab/></text:span><text:span text:style-name="T72">exc</text:span><text:span text:style-name="T34">.toString();</text:span></text:p>
          <text:p text:style-name="P42"><text:tab/><text:tab/><text:tab/>}</text:p>
          <text:p text:style-name="P48"><text:span text:style-name="T34"><text:tab/><text:tab/><text:tab/></text:span><text:span text:style-name="T77">finally</text:span><text:span text:style-name="T34"> <text:line-break/><text:tab/><text:tab/><text:tab/></text:span><text:span text:style-name="T35">{</text:span></text:p>
          <text:p text:style-name="P48"><text:span text:style-name="T34"><text:tab/><text:tab/><text:tab/><text:tab/></text:span><text:span text:style-name="T36">System.out.println(“Esegue in ogni caso”);</text:span></text:p>
          <text:list text:continue-numbering="true">
            <text:list-header>
              <text:p text:style-name="P51"><text:tab/><text:tab/>}</text:p>
            </text:list-header>
          </text:list>
        </text:list-item>
      </text:list>
      <text:p text:style-name="P27"/>
      <text:p text:style-name="P27"/>
      <text:list xml:id="list153642502914707" text:continue-numbering="true" text:style-name="L3">
        <text:list-item>
          <text:p text:style-name="P64">Checked e unchecked<text:tab/><text:tab/><text:span text:style-name="T18">checked exception sono le sottoclassi di Exception: IOException, <text:tab/><text:tab/><text:tab/><text:tab/><text:tab/>FileNotFound. Devono essere dichiarate</text:span><text:span text:style-name="T19"> (throws) </text:span><text:span text:style-name="T18">e/o gestite nel <text:tab/><text:tab/><text:tab/><text:tab/><text:tab/>metodo in cui occorrono </text:span><text:span text:style-name="T19">con un try-catch.</text:span></text:p>
        </text:list-item>
      </text:list>
      <text:p text:style-name="P11"><text:tab/><text:tab/><text:tab/><text:tab/><text:tab/>unchecked sono le sottoclassi di Runtime Exception: <text:tab/><text:tab/><text:tab/><text:tab/><text:tab/><text:tab/><text:tab/>illegalArgument , NullPointer, ArrayIndexOutOfBound<text:line-break/><text:tab/><text:tab/><text:tab/><text:tab/><text:tab/>Possono essere dichiarate e gestite.</text:p>
      <text:p text:style-name="P33">CHECKED: </text:p>
      <text:p text:style-name="P31"><text:span text:style-name="T37">public class esempio{</text:span><text:span text:style-name="T79"><text:line-break/></text:span><text:span text:style-name="T38">public static void m1() throws Exception { throw new Exception();}<text:line-break/></text:span><text:span text:style-name="T79"><text:line-break/></text:span><text:span text:style-name="T34">public </text:span><text:span text:style-name="T38">static void main(String [] args) throws Exception{<text:line-break/><text:tab/>try{<text:line-break/><text:tab/><text:tab/>m1();<text:line-break/><text:tab/><text:tab/>System.out.println(“A”);</text:span></text:p>
      <text:p text:style-name="P28"><text:tab/>}<text:line-break/><text:tab/>finally<text:line-break/><text:tab/>{<text:line-break/><text:tab/><text:tab/>System.out.println(“B”);<text:line-break/><text:tab/>}<text:line-break/><text:line-break/><text:tab/>System.out.println(“C”);</text:p>
      <text:p text:style-name="P12"><text:tab/>}<text:line-break/><text:span text:style-name="T95">}</text:span></text:p>
      <text:p text:style-name="P32"><text:span text:style-name="T84">UNCHECKED</text:span><text:span text:style-name="T80">: </text:span></text:p>
      <text:p text:style-name="P24"><text:span text:style-name="T98">public class </text:span><text:span text:style-name="T99">W</text:span><text:span text:style-name="T97">arningVeloxMin extends RuntimeException{..}</text:span></text:p>
      <text:p text:style-name="P25"><text:span text:style-name="T100">public String diminuisciVelocita(int velox) throws WarningVeloxMin</text:span><text:span text:style-name="T96">{</text:span></text:p>
      <text:p text:style-name="P37"><text:tab/><text:tab/>if((velocita-velox)&lt;=0)</text:p>
      <text:p text:style-name="P37"><text:tab/><text:tab/>{</text:p>
      <text:p text:style-name="P37"><text:tab/><text:tab/><text:tab/>throw new WarningVeloxMin("Attenzione! Raggiunta velocita minima");</text:p>
      <text:p text:style-name="P37"><text:tab/><text:tab/>}</text:p>
      <text:p text:style-name="P37"><text:tab/><text:tab/>else</text:p>
      <text:p text:style-name="P37"><text:tab/><text:tab/>{</text:p>
      <text:p text:style-name="P37"><text:tab/><text:tab/><text:tab/>velocita-=velox;</text:p>
      <text:p text:style-name="P37"><text:tab/><text:tab/><text:tab/>return "Velocita' modificata";</text:p>
      <text:p text:style-name="P37"><text:tab/><text:tab/>}</text:p>
      <text:p text:style-name="P29"><text:tab/>}</text:p>
      <text:list xml:id="list153644151118817" text:continue-numbering="true" text:style-name="L3">
        <text:list-header>
          <text:p text:style-name="P77"/>
        </text:list-header>
      </text:list>
      <text:p text:style-name="P15"><text:line-break/></text:p>
      <text:list xml:id="list153643714703297" text:continue-numbering="true" text:style-name="L3">
        <text:list-item>
          <text:p text:style-name="P64"><text:soft-page-break/>Eccezioni ed ereditarietà<text:tab/></text:p>
          <text:p text:style-name="P64"><text:line-break/></text:p>
        </text:list-item>
      </text:list>
      <text:p text:style-name="P26"><text:span text:style-name="T96">public int maggiore(int[] array) throws </text:span><text:span text:style-name="T107">Runtim</text:span><text:span text:style-name="T108">e</text:span><text:span text:style-name="T107">Exception</text:span></text:p>
      <text:p text:style-name="P37"><text:tab/>{</text:p>
      <text:p text:style-name="P37"><text:tab/><text:tab/>int maxValue = array[0];</text:p>
      <text:p text:style-name="P37"><text:tab/><text:tab/></text:p>
      <text:p text:style-name="P37"><text:tab/><text:tab/>for(int i=0; i&lt;array.length; i++)</text:p>
      <text:p text:style-name="P37"><text:tab/><text:tab/>{</text:p>
      <text:p text:style-name="P37"><text:tab/><text:tab/><text:tab/></text:p>
      <text:p text:style-name="P37"><text:tab/><text:tab/><text:tab/>if (array[i] &gt; maxValue)</text:p>
      <text:p text:style-name="P37"><text:tab/><text:tab/><text:tab/>{</text:p>
      <text:p text:style-name="P37"><text:tab/><text:tab/><text:tab/><text:tab/>maxValue=array[i];</text:p>
      <text:p text:style-name="P37"><text:tab/><text:tab/><text:tab/>}</text:p>
      <text:p text:style-name="P37"><text:tab/><text:tab/><text:tab/>else</text:p>
      <text:p text:style-name="P37"><text:tab/><text:tab/><text:tab/><text:tab/>throw new IllegalArgumentException("Exc class 1");</text:p>
      <text:p text:style-name="P37"><text:tab/><text:tab/>}</text:p>
      <text:p text:style-name="P37"><text:tab/><text:tab/></text:p>
      <text:p text:style-name="P37"><text:tab/><text:tab/>return maxValue;</text:p>
      <text:p text:style-name="P34"><text:tab/>}</text:p>
      <text:p text:style-name="P25"><text:span text:style-name="T97"><text:tab/>@</text:span><text:span text:style-name="T109">Override</text:span><text:span text:style-name="T97"><text:line-break/><text:tab/></text:span><text:span text:style-name="T96">public int maggiore(int []array) throws </text:span><text:span text:style-name="T101">IllegalArgumentException</text:span></text:p>
      <text:p text:style-name="P37"><text:tab/>{</text:p>
      <text:p text:style-name="P37"><text:tab/><text:tab/>int maxValue = array[0];</text:p>
      <text:p text:style-name="P37"><text:tab/><text:tab/></text:p>
      <text:p text:style-name="P37"><text:tab/><text:tab/>for(int i=0; i&lt;array.length; i++)</text:p>
      <text:p text:style-name="P37"><text:tab/><text:tab/>{</text:p>
      <text:p text:style-name="P37"><text:tab/><text:tab/><text:tab/></text:p>
      <text:p text:style-name="P37"><text:tab/><text:tab/><text:tab/>if (array[i] &gt; maxValue)</text:p>
      <text:p text:style-name="P37"><text:tab/><text:tab/><text:tab/>{</text:p>
      <text:p text:style-name="P37"><text:tab/><text:tab/><text:tab/><text:tab/>maxValue=array[i];</text:p>
      <text:p text:style-name="P37"><text:tab/><text:tab/><text:tab/>}</text:p>
      <text:p text:style-name="P37"><text:tab/><text:tab/><text:tab/>else</text:p>
      <text:p text:style-name="P36"><text:span text:style-name="T96"><text:tab/><text:tab/><text:tab/><text:tab/></text:span><text:span text:style-name="T101">throw</text:span><text:span text:style-name="T96"> new IllegalArgumentException("Exc class2");</text:span></text:p>
      <text:p text:style-name="P37"><text:tab/><text:tab/>}</text:p>
      <text:p text:style-name="P37"><text:tab/><text:tab/></text:p>
      <text:p text:style-name="P37"><text:tab/><text:tab/>return maxValue;<text:tab/><text:tab/></text:p>
      <text:p text:style-name="P37"><text:tab/>}</text:p>
      <text:p text:style-name="P30"><text:tab/></text:p>
      <text:p text:style-name="P15">JavaDoc</text:p>
      <text:list xml:id="list4093075004" text:style-name="L4">
        <text:list-item>
          <text:p text:style-name="P76"><text:span text:style-name="T70">Sintassi<text:line-break/></text:span><text:span text:style-name="T116">/**<text:line-break/>*<text:line-break/>*/<text:tab/></text:span></text:p>
        </text:list-item>
        <text:list-item>
          <text:p text:style-name="P65">Esempio</text:p>
          <text:p text:style-name="P55">/**</text:p>
          <text:p text:style-name="P39"><text:span text:style-name="T118">*</text:span><text:span text:style-name="T120">Verifica</text:span><text:span text:style-name="T118"> </text:span><text:span text:style-name="T120">min</text:span><text:span text:style-name="T118"> e max array</text:span></text:p>
          <text:p text:style-name="P39"><text:span text:style-name="T118">*</text:span><text:span text:style-name="T121">@author</text:span><text:span text:style-name="T118"> </text:span><text:span text:style-name="T120">Andrea</text:span></text:p>
          <text:p text:style-name="P39"><text:span text:style-name="T118">*</text:span><text:span text:style-name="T121">@version</text:span><text:span text:style-name="T118"> </text:span><text:span text:style-name="T119">1.0</text:span></text:p>
          <text:p text:style-name="P39"><text:span text:style-name="T118">*</text:span><text:span text:style-name="T121">@param</text:span><text:span text:style-name="T118"> interi a, b, </text:span><text:span text:style-name="T119">array da esaminare</text:span></text:p>
          <text:p text:style-name="P39"><text:span text:style-name="T118">*</text:span><text:span text:style-name="T121">@throws</text:span><text:span text:style-name="T118"> ArrayIndexOutOfBoundsException</text:span></text:p>
          <text:p text:style-name="P40">*/</text:p>
          <text:p text:style-name="P41"/>
          <text:p text:style-name="P39"><text:span text:style-name="T77">public</text:span><text:span text:style-name="T34"> </text:span><text:span text:style-name="T82">int</text:span><text:span text:style-name="T34"> </text:span><text:span text:style-name="T44">verificaMinMax(</text:span><text:span text:style-name="T83">int</text:span><text:span text:style-name="T44"> </text:span><text:span text:style-name="T74">min</text:span><text:span text:style-name="T44">, </text:span><text:span text:style-name="T83">int</text:span><text:span text:style-name="T44"> </text:span><text:span text:style-name="T74">max</text:span><text:span text:style-name="T44">, </text:span><text:span text:style-name="T83">int</text:span><text:span text:style-name="T44"> []</text:span><text:span text:style-name="T74">array</text:span><text:span text:style-name="T44">)</text:span><text:span text:style-name="T45">{}</text:span></text:p>
        </text:list-item>
      </text:list>
      <text:p text:style-name="P69"><text:soft-page-break/>IO</text:p>
      <text:list xml:id="list1868163140" text:style-name="L5">
        <text:list-item>
          <text:p text:style-name="P66">Stream<text:line-break/><text:span text:style-name="T1">//</text:span><text:span text:style-name="T20">Es. scrittura su file</text:span></text:p>
          <text:list>
            <text:list-header>
              <text:p text:style-name="P78">try</text:p>
            </text:list-header>
          </text:list>
          <text:p text:style-name="P43"><text:tab/> <text:s text:c="3"/>{</text:p>
          <text:p text:style-name="P49"><text:span text:style-name="T34"><text:tab/> <text:s text:c="9"/>FileOutputStream </text:span><text:span text:style-name="T72">prova</text:span><text:span text:style-name="T34"> = </text:span><text:span text:style-name="T77">new</text:span><text:span text:style-name="T34"> FileOutputStream(</text:span><text:span text:style-name="T89">"testoDaModificare.txt"</text:span><text:span text:style-name="T34">);</text:span></text:p>
          <text:p text:style-name="P49"><text:span text:style-name="T34"><text:tab/> <text:s text:c="9"/>PrintStream </text:span><text:span text:style-name="T74">scrivi</text:span><text:span text:style-name="T34"> = </text:span><text:span text:style-name="T77">new</text:span><text:span text:style-name="T34"> PrintStream(</text:span><text:span text:style-name="T72">prova</text:span><text:span text:style-name="T34">);</text:span></text:p>
          <text:p text:style-name="P49"><text:span text:style-name="T34"><text:tab/> <text:s text:c="9"/></text:span><text:span text:style-name="T77">for</text:span><text:span text:style-name="T34">(</text:span><text:span text:style-name="T77">int</text:span><text:span text:style-name="T34"> </text:span><text:span text:style-name="T72">i</text:span><text:span text:style-name="T34">=0; </text:span><text:span text:style-name="T72">i</text:span><text:span text:style-name="T34">&lt;10; </text:span><text:span text:style-name="T72">i</text:span><text:span text:style-name="T34">++)</text:span></text:p>
          <text:p text:style-name="P43"><text:tab/> <text:s text:c="9"/>{</text:p>
          <text:p text:style-name="P49"><text:span text:style-name="T34"><text:tab/> <text:s text:c="7"/><text:tab/> <text:s/></text:span><text:span text:style-name="T72">scrivi</text:span><text:span text:style-name="T34">.println(</text:span><text:span text:style-name="T89">"Scrittura n: "</text:span><text:span text:style-name="T34"> + </text:span><text:span text:style-name="T72">i</text:span><text:span text:style-name="T34">);</text:span></text:p>
          <text:p text:style-name="P43"><text:tab/> <text:s text:c="9"/>}</text:p>
          <text:p text:style-name="P43"><text:tab/> <text:s text:c="3"/>}</text:p>
          <text:p text:style-name="P49"><text:span text:style-name="T34"><text:tab/> <text:s text:c="3"/></text:span><text:span text:style-name="T77">catch</text:span><text:span text:style-name="T34"> (IOException </text:span><text:span text:style-name="T72">e</text:span><text:span text:style-name="T34">)</text:span></text:p>
          <text:p text:style-name="P43"><text:tab/> <text:s text:c="3"/>{</text:p>
          <text:p text:style-name="P49"><text:span text:style-name="T34"><text:tab/> <text:s text:c="3"/><text:tab/>System.</text:span><text:span text:style-name="T92">out</text:span><text:span text:style-name="T34">.println(</text:span><text:span text:style-name="T89">"Errore: "</text:span><text:span text:style-name="T34"> + </text:span><text:span text:style-name="T72">e</text:span><text:span text:style-name="T34">);</text:span></text:p>
          <text:p text:style-name="P50"><text:span text:style-name="T34"><text:tab/> <text:s text:c="3"/><text:tab/>System.</text:span><text:span text:style-name="T48">exit</text:span><text:span text:style-name="T34">(1);</text:span></text:p>
        </text:list-item>
      </text:list>
      <text:p text:style-name="P38"><text:span text:style-name="T34"><text:tab/><text:tab/></text:span><text:span text:style-name="T39">}</text:span></text:p>
      <text:list xml:id="list153644427176288" text:continue-numbering="true" text:style-name="L5">
        <text:list-item>
          <text:list>
            <text:list-item>
              <text:list>
                <text:list-header>
                  <text:p text:style-name="P44"/>
                </text:list-header>
              </text:list>
            </text:list-item>
          </text:list>
        </text:list-item>
        <text:list-item>
          <text:p text:style-name="P67">Serializzazione</text:p>
          <text:p text:style-name="P67"><text:span text:style-name="T86"><text:line-break/>class</text:span><text:span text:style-name="T29"> </text:span><text:span text:style-name="T47">Classe</text:span><text:span text:style-name="T29"> </text:span><text:span text:style-name="T86">implements</text:span><text:span text:style-name="T29"> Serializable{}</text:span></text:p>
        </text:list-item>
      </text:list>
      <text:p text:style-name="P57"><text:span text:style-name="T34"><text:tab/><text:tab/></text:span></text:p>
      <text:p text:style-name="P57"><text:span text:style-name="T34">Classe </text:span><text:span text:style-name="T72">obj</text:span><text:span text:style-name="T34"> = </text:span><text:span text:style-name="T77">new</text:span><text:span text:style-name="T34"> Classe();</text:span></text:p>
      <text:p text:style-name="P57"><text:span text:style-name="T34">FileOutputStream </text:span><text:span text:style-name="T72">fOutStream</text:span><text:span text:style-name="T34"> = </text:span><text:span text:style-name="T77">new</text:span><text:span text:style-name="T34"> FileOutputStream(</text:span><text:span text:style-name="T89">"file.txt"</text:span><text:span text:style-name="T34">);<text:tab/><text:tab/></text:span><text:span text:style-name="T122">//</text:span><text:span text:style-name="T123">crea</text:span><text:span text:style-name="T122"> </text:span><text:span text:style-name="T123">un</text:span><text:span text:style-name="T122"> file output stream </text:span></text:p>
      <text:p text:style-name="P57"><text:span text:style-name="T34">ObjectOutputStream </text:span><text:span text:style-name="T74">objOutStream</text:span><text:span text:style-name="T34"> = </text:span><text:span text:style-name="T77">new</text:span><text:span text:style-name="T34"> ObjectOutputStream(</text:span><text:span text:style-name="T72">fOutStream</text:span><text:span text:style-name="T34">);<text:tab/></text:span><text:span text:style-name="T122">//</text:span><text:span text:style-name="T123">oggetto</text:span><text:span text:style-name="T122"> </text:span><text:span text:style-name="T123">viene</text:span><text:span text:style-name="T122"> </text:span><text:span text:style-name="T123">serializzato</text:span></text:p>
      <text:p text:style-name="P57"><text:span text:style-name="T34"><text:tab/><text:tab/></text:span></text:p>
      <text:p text:style-name="P53"><text:span text:style-name="T72">objOutStream</text:span><text:span text:style-name="T96">.writeObject(</text:span><text:span text:style-name="T72">obj</text:span><text:span text:style-name="T96">);<text:tab/></text:span><text:span text:style-name="T122">//</text:span><text:span text:style-name="T123">Trasforma</text:span><text:span text:style-name="T122"> </text:span><text:span text:style-name="T123">da</text:span><text:span text:style-name="T122"> </text:span><text:span text:style-name="T123">oggetto</text:span><text:span text:style-name="T122"> a stream </text:span><text:span text:style-name="T123">della</text:span><text:span text:style-name="T122"> </text:span><text:span text:style-name="T123">classe</text:span><text:span text:style-name="T122"> ObjectOutputStream</text:span></text:p>
      <text:p text:style-name="P26"><text:span text:style-name="T96"/></text:p>
      <text:p text:style-name="P16">JUNIT</text:p>
      <text:p text:style-name="P56"><text:span text:style-name="T88">public</text:span><text:span text:style-name="T52"> </text:span><text:span text:style-name="T88">class</text:span><text:span text:style-name="T52"> Calculate {</text:span></text:p>
      <text:p text:style-name="P56"><text:span text:style-name="T85">public</text:span><text:span text:style-name="T34"> </text:span><text:span text:style-name="T85">int</text:span><text:span text:style-name="T34"> sum(</text:span><text:span text:style-name="T85">int</text:span><text:span text:style-name="T34"> </text:span><text:span text:style-name="T72">var1</text:span><text:span text:style-name="T34">, </text:span><text:span text:style-name="T85">int</text:span><text:span text:style-name="T34"> </text:span><text:span text:style-name="T72">var2</text:span><text:span text:style-name="T34">)</text:span></text:p>
      <text:p text:style-name="P57"><text:span text:style-name="T34"><text:tab/>{</text:span></text:p>
      <text:p text:style-name="P57"><text:span text:style-name="T34"><text:tab/><text:tab/>System.</text:span><text:span text:style-name="T92">out</text:span><text:span text:style-name="T34">.println(</text:span><text:span text:style-name="T89">"Adding values: "</text:span><text:span text:style-name="T34">+</text:span><text:span text:style-name="T72">var1</text:span><text:span text:style-name="T34">+ </text:span><text:span text:style-name="T89">" + "</text:span><text:span text:style-name="T34"> +</text:span><text:span text:style-name="T72">var2</text:span><text:span text:style-name="T34">);</text:span></text:p>
      <text:p text:style-name="P57"><text:span text:style-name="T34"><text:tab/><text:tab/></text:span><text:span text:style-name="T77">return</text:span><text:span text:style-name="T34"> </text:span><text:span text:style-name="T72">var1</text:span><text:span text:style-name="T34">+</text:span><text:span text:style-name="T72">var2</text:span><text:span text:style-name="T34">;</text:span></text:p>
      <text:p text:style-name="P56"><text:span text:style-name="T34"><text:tab/>}<text:line-break/></text:span><text:span text:style-name="T42">}</text:span></text:p>
      <text:p text:style-name="P56"><text:span text:style-name="T42"/></text:p>
      <text:p text:style-name="P56"><text:span text:style-name="T87">public</text:span><text:span text:style-name="T34"> </text:span><text:span text:style-name="T85">class</text:span><text:span text:style-name="T34"> CalculateTest {</text:span></text:p>
      <text:p text:style-name="P61"/>
      <text:p text:style-name="P57"><text:span text:style-name="T34"><text:tab/><text:tab/>Calculate </text:span><text:span text:style-name="T94">calculation</text:span><text:span text:style-name="T34"> = </text:span><text:span text:style-name="T77">new</text:span><text:span text:style-name="T34"> Calculate();</text:span></text:p>
      <text:p text:style-name="P57"><text:span text:style-name="T34"><text:tab/></text:span></text:p>
      <text:p text:style-name="P57"><text:span text:style-name="T34"><text:tab/><text:tab/></text:span><text:span text:style-name="T127">@BeforeClass</text:span></text:p>
      <text:p text:style-name="P57"><text:span text:style-name="T34"><text:tab/><text:tab/></text:span><text:span text:style-name="T77">public</text:span><text:span text:style-name="T34"> </text:span><text:span text:style-name="T77">static</text:span><text:span text:style-name="T34"> </text:span><text:span text:style-name="T77">void</text:span><text:span text:style-name="T34"> stampa()</text:span></text:p>
      <text:p text:style-name="P57"><text:span text:style-name="T34"><text:tab/><text:tab/>{</text:span></text:p>
      <text:p text:style-name="P57"><text:span text:style-name="T34"><text:tab/><text:tab/><text:tab/>System.</text:span><text:span text:style-name="T92">out</text:span><text:span text:style-name="T34">.println(</text:span><text:span text:style-name="T89">"Stampa prima dell'esecuzione della classe"</text:span><text:span text:style-name="T34">);</text:span></text:p>
      <text:p text:style-name="P57"><text:span text:style-name="T34"><text:tab/><text:tab/>}</text:span></text:p>
      <text:p text:style-name="P57"><text:span text:style-name="T34"><text:tab/><text:tab/></text:span></text:p>
      <text:p text:style-name="P57"><text:span text:style-name="T34"><text:tab/><text:tab/></text:span><text:span text:style-name="T127">@</text:span><text:span text:style-name="T129">Before</text:span></text:p>
      <text:p text:style-name="P57"><text:span text:style-name="T34"><text:tab/><text:tab/></text:span><text:span text:style-name="T77">public</text:span><text:span text:style-name="T34"> </text:span><text:span text:style-name="T77">void</text:span><text:span text:style-name="T34"> stampa2() </text:span></text:p>
      <text:p text:style-name="P57"><text:soft-page-break/><text:span text:style-name="T34"><text:tab/><text:tab/>{</text:span></text:p>
      <text:p text:style-name="P57"><text:span text:style-name="T34"><text:tab/><text:tab/><text:tab/>System.</text:span><text:span text:style-name="T92">out</text:span><text:span text:style-name="T34">.println(</text:span><text:span text:style-name="T89">"Stampa prima di ogni test"</text:span><text:span text:style-name="T34">);</text:span></text:p>
      <text:p text:style-name="P56"><text:span text:style-name="T34"><text:tab/><text:tab/>}</text:span></text:p>
      <text:p text:style-name="P32"><text:span text:style-name="T51"><text:tab/><text:tab/></text:span><text:span text:style-name="T131">@Test</text:span><text:span text:style-name="T50"><text:tab/><text:tab/></text:span><text:span text:style-name="T125">//</text:span><text:span text:style-name="T124">testerà</text:span><text:span text:style-name="T125"> </text:span><text:span text:style-name="T124">il</text:span><text:span text:style-name="T125"> </text:span><text:span text:style-name="T124">metodo</text:span><text:span text:style-name="T125"> sum()</text:span></text:p>
      <text:p text:style-name="P57"><text:span text:style-name="T34"><text:tab/><text:tab/></text:span><text:span text:style-name="T77">public</text:span><text:span text:style-name="T34"> </text:span><text:span text:style-name="T77">void</text:span><text:span text:style-name="T34"> testSumErrato()</text:span></text:p>
      <text:p text:style-name="P57"><text:span text:style-name="T34"><text:tab/><text:tab/>{</text:span></text:p>
      <text:p text:style-name="P57"><text:span text:style-name="T34"><text:tab/><text:tab/><text:tab/></text:span><text:span text:style-name="T77">int</text:span><text:span text:style-name="T34"> </text:span><text:span text:style-name="T72">sum</text:span><text:span text:style-name="T34"> = </text:span><text:span text:style-name="T94">calculation</text:span><text:span text:style-name="T34">.sum(2, 5);</text:span></text:p>
      <text:p text:style-name="P57"><text:span text:style-name="T34"><text:tab/><text:tab/><text:tab/></text:span><text:span text:style-name="T77">int</text:span><text:span text:style-name="T34"> </text:span><text:span text:style-name="T72">testSum</text:span><text:span text:style-name="T34"> = 10;</text:span></text:p>
      <text:p text:style-name="P57"><text:span text:style-name="T34"><text:tab/><text:tab/><text:tab/>System.</text:span><text:span text:style-name="T92">out</text:span><text:span text:style-name="T34">.println(</text:span><text:span text:style-name="T89">"@Test sum(): "</text:span><text:span text:style-name="T34"> + </text:span><text:span text:style-name="T72">sum</text:span><text:span text:style-name="T34"> + </text:span><text:span text:style-name="T89">" = "</text:span><text:span text:style-name="T34"> + </text:span><text:span text:style-name="T72">testSum</text:span><text:span text:style-name="T34">);</text:span></text:p>
      <text:p text:style-name="P57"><text:span text:style-name="T34"><text:tab/><text:tab/><text:tab/></text:span><text:span text:style-name="T48">assertEquals</text:span><text:span text:style-name="T34">(</text:span><text:span text:style-name="T89">"Valore atteso: "</text:span><text:span text:style-name="T34"> +</text:span><text:span text:style-name="T72">sum</text:span><text:span text:style-name="T34">+ </text:span><text:span text:style-name="T89">", valore ricevuto: "</text:span><text:span text:style-name="T34"> <text:tab/><text:tab/><text:tab/><text:tab/>+</text:span><text:span text:style-name="T72">testSum</text:span><text:span text:style-name="T34">, </text:span><text:span text:style-name="T72">sum</text:span><text:span text:style-name="T34">, </text:span><text:span text:style-name="T72">testSum</text:span><text:span text:style-name="T34">); </text:span></text:p>
      <text:p text:style-name="P57"><text:span text:style-name="T34"><text:tab/><text:tab/>}</text:span></text:p>
      <text:p text:style-name="P57"><text:span text:style-name="T34"><text:tab/><text:tab/></text:span></text:p>
      <text:p text:style-name="P57"><text:span text:style-name="T34"><text:tab/><text:tab/></text:span><text:span text:style-name="T127">@Test</text:span></text:p>
      <text:p text:style-name="P57"><text:span text:style-name="T34"><text:tab/><text:tab/></text:span><text:span text:style-name="T77">public</text:span><text:span text:style-name="T34"> </text:span><text:span text:style-name="T77">void</text:span><text:span text:style-name="T34"> testSumErrato1()</text:span></text:p>
      <text:p text:style-name="P57"><text:span text:style-name="T34"><text:tab/><text:tab/>{</text:span></text:p>
      <text:p text:style-name="P57"><text:span text:style-name="T34"><text:tab/><text:tab/><text:tab/></text:span><text:span text:style-name="T77">int</text:span><text:span text:style-name="T34"> </text:span><text:span text:style-name="T72">sum</text:span><text:span text:style-name="T34"> = </text:span><text:span text:style-name="T94">calculation</text:span><text:span text:style-name="T34">.sum(2, 5);</text:span></text:p>
      <text:p text:style-name="P57"><text:span text:style-name="T34"><text:tab/><text:tab/><text:tab/></text:span><text:span text:style-name="T77">int</text:span><text:span text:style-name="T34"> </text:span><text:span text:style-name="T72">testSum</text:span><text:span text:style-name="T34"> = 10;</text:span></text:p>
      <text:p text:style-name="P57"><text:span text:style-name="T34"><text:tab/><text:tab/><text:tab/>System.</text:span><text:span text:style-name="T92">out</text:span><text:span text:style-name="T34">.println(</text:span><text:span text:style-name="T89">"@Test sum(): "</text:span><text:span text:style-name="T34"> + </text:span><text:span text:style-name="T72">sum</text:span><text:span text:style-name="T34"> + </text:span><text:span text:style-name="T89">" = "</text:span><text:span text:style-name="T34"> + </text:span><text:span text:style-name="T72">testSum</text:span><text:span text:style-name="T34">);</text:span></text:p>
      <text:p text:style-name="P57"><text:span text:style-name="T34"><text:tab/><text:tab/><text:tab/></text:span><text:span text:style-name="T48">assertTrue</text:span><text:span text:style-name="T34">(</text:span><text:span text:style-name="T89">"Somma di 2+5=10"</text:span><text:span text:style-name="T34">, 10!=</text:span><text:span text:style-name="T72">sum</text:span><text:span text:style-name="T34">);</text:span></text:p>
      <text:p text:style-name="P57"><text:span text:style-name="T34"><text:tab/><text:tab/>}</text:span></text:p>
      <text:p text:style-name="P16"/>
      <text:p text:style-name="P16"/>
      <text:p text:style-name="P16">MAVEN</text:p>
      <text:p text:style-name="P15">JDBC</text:p>
      <text:list xml:id="list787769006" text:style-name="L6">
        <text:list-item>
          <text:p text:style-name="P68">Usare JDBC <text:span text:style-name="T117">e </text:span>Connessione al DataBase</text:p>
        </text:list-item>
        <text:list-item>
          <text:p text:style-name="P68">Tipi di query</text:p>
        </text:list-item>
        <text:list-item>
          <text:p text:style-name="P68">ResultSet</text:p>
        </text:list-item>
        <text:list-item>
          <text:p text:style-name="P68">Eccezioni</text:p>
        </text:list-item>
        <text:list-item>
          <text:p text:style-name="P68">Tipi di da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8-28T15:36:41.912000000</dc:date>
    <meta:editing-duration>PT6H13M31S</meta:editing-duration>
    <meta:editing-cycles>20</meta:editing-cycles>
    <meta:generator>LibreOffice/6.1.0.3$Windows_X86_64 LibreOffice_project/efb621ed25068d70781dc026f7e9c5187a4decd1</meta:generator>
    <meta:printed-by>gabriele morlini</meta:printed-by>
    <meta:print-date>2018-05-24T11:33:04.078555336</meta:print-date>
    <meta:document-statistic meta:table-count="0" meta:image-count="0" meta:object-count="0" meta:page-count="7" meta:paragraph-count="231" meta:word-count="1078" meta:character-count="8156" meta:non-whitespace-character-count="6733"/>
  </office:meta>
</office:document-meta>
</file>